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3cd0"/>
    </style:style>
    <style:style style:name="P2" style:family="paragraph" style:parent-style-name="Standard">
      <style:text-properties officeooo:rsid="00163cd0" officeooo:paragraph-rsid="00163cd0"/>
    </style:style>
    <style:style style:name="P3" style:family="paragraph" style:parent-style-name="Standard">
      <style:text-properties officeooo:rsid="0017446e" officeooo:paragraph-rsid="0017446e"/>
    </style:style>
    <style:style style:name="P4" style:family="paragraph" style:parent-style-name="Standard">
      <style:paragraph-properties fo:text-align="end" style:justify-single-word="false"/>
      <style:text-properties fo:font-style="italic" officeooo:rsid="00163cd0" officeooo:paragraph-rsid="00163cd0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font-style="italic" officeooo:rsid="0017446e" officeooo:paragraph-rsid="0017446e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fo:font-weight="normal" officeooo:rsid="00189d9a" officeooo:paragraph-rsid="00189d9a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officeooo:rsid="00183341" officeooo:paragraph-rsid="00183341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officeooo:rsid="0017446e" officeooo:paragraph-rsid="0017446e" style:font-style-asian="italic" style:font-style-complex="italic"/>
    </style:style>
    <style:style style:name="P9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officeooo:rsid="00189d9a" officeooo:paragraph-rsid="00189d9a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normal" officeooo:rsid="0017446e" officeooo:paragraph-rsid="0017446e" style:font-style-asian="normal" style:font-style-complex="normal"/>
    </style:style>
    <style:style style:name="P11" style:family="paragraph" style:parent-style-name="Standard">
      <style:paragraph-properties fo:text-align="end" style:justify-single-word="false"/>
      <style:text-properties fo:font-style="normal" officeooo:rsid="0017446e" officeooo:paragraph-rsid="0017446e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83341" officeooo:paragraph-rsid="00183341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83341" officeooo:paragraph-rsid="00189d9a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89d9a" officeooo:paragraph-rsid="00189d9a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89d9a" officeooo:paragraph-rsid="00189d9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officeooo:rsid="00189d9a" officeooo:paragraph-rsid="00189d9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officeooo:rsid="00183341" officeooo:paragraph-rsid="00183341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17446e" officeooo:paragraph-rsid="0017446e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weight="bold" officeooo:rsid="00163cd0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63cd0" officeooo:paragraph-rsid="00163cd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tyle="italic" style:text-underline-style="solid" style:text-underline-width="auto" style:text-underline-color="font-color" officeooo:rsid="001be866" officeooo:paragraph-rsid="001be866" style:font-style-asian="italic" style:font-style-complex="italic"/>
    </style:style>
    <style:style style:name="T1" style:family="text">
      <style:text-properties officeooo:rsid="0017446e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officeooo:rsid="001a3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rcado Livre:</text:p>
      <text:p text:style-name="P1"/>
      <text:p text:style-name="P2"><text:tab/>display LCD i2C – e-mail <text:a xlink:type="simple" xlink:href="mailto:vendas.martarduino@gmail.com">vendas.martarduino@gmail.com</text:a></text:p>
      <text:p text:style-name="P2"><text:tab/>Kit RFID – e-mail <text:a xlink:type="simple" xlink:href="mailto:renatocmc@hotmail.com">renatocmc@hotmail.com</text:a></text:p>
      <text:p text:style-name="P4"/>
      <text:p text:style-name="P21">Nota fiscal em mãos</text:p>
      <text:p text:style-name="P2"/>
      <text:p text:style-name="P20">FilipeFlop:</text:p>
      <text:p text:style-name="P3"/>
      <text:p text:style-name="P3">sensor de umidade e Temperatura DHT11</text:p>
      <text:p text:style-name="P3">Protoboard 830pontos</text:p>
      <text:p text:style-name="P3">teclado matricial de membrana 12 teclas</text:p>
      <text:p text:style-name="P3">chave tactil push-button x10 unidades</text:p>
      <text:p text:style-name="P3">modulo rele 5v 2 canais</text:p>
      <text:p text:style-name="P3">modulo rele 5v 4 canais</text:p>
      <text:p text:style-name="P3">fonte 9V 1A Arduino Bivolt</text:p>
      <text:p text:style-name="P3">Suporte 4 pilhas AA</text:p>
      <text:p text:style-name="P8">nota: A nota fiscal foi entregue com o produto.</text:p>
      <text:p text:style-name="P5"/>
      <text:p text:style-name="P18">Robocore:</text:p>
      <text:p text:style-name="P10"/>
      <text:p text:style-name="P10">Display 7 segmentos</text:p>
      <text:p text:style-name="P10">Buzzer 5V</text:p>
      <text:p text:style-name="P10">Conector DC P4 para alimentação</text:p>
      <text:p text:style-name="P10">LED Azul de alto brilho 5mm</text:p>
      <text:p text:style-name="P10">LED vermelha de alto brilho 5mm</text:p>
      <text:p text:style-name="P10">LED verde de alto brilho 5mm</text:p>
      <text:p text:style-name="P10">LED amarela de alto brilho 5mm</text:p>
      <text:p text:style-name="P10">LED branco de alto brilho 5mm</text:p>
      <text:p text:style-name="P10">Transistor NPN TIP 122</text:p>
      <text:p text:style-name="P11"><text:tab/><text:span text:style-name="T2">nota: A nota fiscal foi retirada no site e impressa.</text:span></text:p>
      <text:p text:style-name="P10"/>
      <text:p text:style-name="P18">Eletronica Santana:</text:p>
      <text:p text:style-name="P10"/>
      <text:p text:style-name="P10">Fechadura Elétrica FN65</text:p>
      <text:p text:style-name="P7">nota: A nota fiscal foi entre<text:span text:style-name="T3">g</text:span>ue com o produto.</text:p>
      <text:p text:style-name="P12"/>
      <text:p text:style-name="P17">Mecaloja:</text:p>
      <text:p text:style-name="P12"><text:s/></text:p>
      <text:p text:style-name="P12">Arduino Mega 2560 R3</text:p>
      <text:p text:style-name="P13">20 cabos macho-macho multicoloridos Jumper</text:p>
      <text:p text:style-name="P12">20 cabos fêmea-fêmea multicoloridos Jumper</text:p>
      <text:p text:style-name="P12">Sensor PIR infravermelho para detecção de movimento</text:p>
      <text:p text:style-name="P14">Suporte para bateria 9V com plug macho</text:p>
      <text:p text:style-name="P14"/>
      <text:p text:style-name="P6">nota: pessoa física, não emite Nfe, </text:p>
      <text:p text:style-name="P6">porém ficou de mandar um comprovante de pagamento.</text:p>
      <text:p text:style-name="P14"/>
      <text:p text:style-name="P16"/>
      <text:p text:style-name="P16"/>
      <text:p text:style-name="P16"/>
      <text:p text:style-name="P16"><text:soft-page-break/>Ecatronix:</text:p>
      <text:p text:style-name="P14"/>
      <text:p text:style-name="P14">10x Resistor 150R ¼ </text:p>
      <text:p text:style-name="P14">10x Resistor 330R ¼ </text:p>
      <text:p text:style-name="P14">10x Resistor 470R ¼ </text:p>
      <text:p text:style-name="P14">10x Resistor 620R ¼ </text:p>
      <text:p text:style-name="P14">10x Resistor 1K ¼ </text:p>
      <text:p text:style-name="P14">10x Resistor 10K ¼ </text:p>
      <text:p text:style-name="P14"/>
      <text:p text:style-name="P9">nota: retirar nota fiscal no site ou pedir</text:p>
      <text:p text:style-name="P9"><text:s/>via e-mail (registrado com o e-mail do Luís).</text:p>
      <text:p text:style-name="P9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7:50:37.090895282</meta:creation-date>
    <dc:date>2016-02-22T11:10:38.348071898</dc:date>
    <meta:editing-duration>PT13H17M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6" meta:word-count="216" meta:character-count="1290" meta:non-whitespace-character-count="1105"/>
  </office:meta>
</office:document-meta>
</file>